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ae2" officeooo:paragraph-rsid="0007eae2"/>
    </style:style>
    <style:style style:name="P2" style:family="paragraph" style:parent-style-name="Standard">
      <style:text-properties officeooo:rsid="0007eae2" officeooo:paragraph-rsid="0007eae2"/>
    </style:style>
    <style:style style:name="P3" style:family="paragraph" style:parent-style-name="Standard">
      <style:text-properties officeooo:rsid="00091ea1" officeooo:paragraph-rsid="00091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um Article Outline and TODO:</text:p>
      <text:p text:style-name="P1"/>
      <text:p text:style-name="P1">TODO:</text:p>
      <text:p text:style-name="P3">0) fix state-extractor</text:p>
      <text:p text:style-name="P1">1) Clean up notebook and push to github</text:p>
      <text:p text:style-name="P1">2) Finish Medium Post Outline</text:p>
      <text:p text:style-name="P1">3) Write Medium Post</text:p>
      <text:p text:style-name="P1">4) Post to Medium</text:p>
      <text:p text:style-name="P1">5) Post to LinkedIn</text:p>
      <text:p text:style-name="P1">6) Post to Blog</text:p>
      <text:p text:style-name="P1"/>
      <text:p text:style-name="P1">Outline:</text:p>
      <text:p text:style-name="P1"/>
      <text:p text:style-name="P1">1) Introduction to Probem.</text:p>
      <text:p text:style-name="P1">2) Simple DataJobs Webscraper</text:p>
      <text:p text:style-name="P1"><text:tab/>a) scraping architecture</text:p>
      <text:p text:style-name="P1"><text:tab/>b) Some viz</text:p>
      <text:p text:style-name="P1"><text:tab/>c) conclusions</text:p>
      <text:p text:style-name="P1">3) Indeed scraper</text:p>
      <text:p text:style-name="P1"><text:tab/>a) scraping architecture</text:p>
      <text:p text:style-name="P1"><text:tab/>b) some viz</text:p>
      <text:p text:style-name="P1">4) final conclusions and future work. 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0:10:07.944974440</meta:creation-date>
    <dc:date>2024-04-08T00:31:33.974755266</dc:date>
    <meta:editing-duration>PT10M27S</meta:editing-duration>
    <meta:editing-cycles>2</meta:editing-cycles>
    <meta:generator>LibreOffice/7.6.5.2$Linux_X86_64 LibreOffice_project/60$Build-2</meta:generator>
    <meta:document-statistic meta:table-count="0" meta:image-count="0" meta:object-count="0" meta:page-count="1" meta:paragraph-count="19" meta:word-count="70" meta:character-count="406" meta:non-whitespace-character-count="348"/>
  </office:meta>
</office:document-meta>
</file>